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complex="Calibri" fo:font-weight="bold" style:font-weight-asian="bold" style:font-weight-complex="bold"/>
    </style:style>
    <style:style style:name="T3" style:parent-style-name="DefaultParagraphFont" style:family="text">
      <style:text-properties style:font-name-complex="Calibri"/>
    </style:style>
    <style:style style:name="T4" style:parent-style-name="DefaultParagraphFont" style:family="text">
      <style:text-properties style:font-name-complex="Calibri" fo:font-weight="bold" style:font-weight-asian="bold" style:font-weight-complex="bold"/>
    </style:style>
    <style:style style:name="T5" style:parent-style-name="DefaultParagraphFont" style:family="text">
      <style:text-properties style:font-name-complex="Calibri"/>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P16" style:parent-style-name="ListParagraph" style:list-style-name="LFO1" style:family="paragraph"/>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ListParagraph" style:list-style-name="LFO1" style:family="paragraph"/>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ListParagraph" style:list-style-name="LFO1" style:family="paragraph"/>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office:automatic-styles>
  <office:body>
    <office:text text:use-soft-page-breaks="true">
      <text:p text:style-name="P1">Inizialmente è stata assegnata la realizzazione <text:s/>di un gioco “ConwayLife” come sistema software.<text:s/></text:p>
      <text:p text:style-name="Normal"><text:span text:style-name="T2">Conway's Game of Life</text:span><text:span text:style-name="T3"><text:s/>è un<text:s/></text:span><text:span text:style-name="T4">automa cellulare</text:span><text:span text:style-name="T5"><text:s/>ideato da John Conway nel 1970. Si tratta di un sistema a griglia in cui le celle vivono o muoiono seguendo semplici regole basate sul numero di vicini, generando comportamenti complessi a partire da configurazioni iniziali.</text:span></text:p>
      <text:p text:style-name="Normal">C’è stata una prima fase di<text:s/><text:span text:style-name="T6">analisi</text:span><text:s/>del problema, che ha portato alla definizione delle entità coinvolte, delle interazioni tra di esse, dei requisiti e dei vincoli che andavano rispettati.</text:p>
      <text:p text:style-name="Normal">L’ obiettivo assegnato era quello di aggiungere una Graphical User Interface GUI, un'interfaccia utente che permette l'interazione con un software attraverso elementi grafici,a partire da un progetto di backend già costruito in<text:s/><text:span text:style-name="T7">Java<text:s/></text:span>che possiede un prototipo di GUI (console), usando l’ambiente<text:s/><text:span text:style-name="T8">Eclipse</text:span><text:s/>(ambiente di sviluppo integrato open-source).</text:p>
      <text:p text:style-name="Normal">Dopo aver configurato il progetto su<text:s/><text:span text:style-name="T9">Eclipse</text:span><text:s/>come<text:s/><text:span text:style-name="T10">Gradle Project</text:span>, ovvero, un progetto che fa uso di<text:s/><text:span text:style-name="T11">Gradle</text:span><text:s/>, un tool di automazione che permette di gestire le dipendenze da altre librerie o repositories.</text:p>
      <text:p text:style-name="Normal">Per prima cosa è stato necessario un<text:s/><text:span text:style-name="T12">refactoring</text:span>,ovvero, aggiungere delle classi che rappresentassero le entità “Cella” e “Griglia” individuate durante l’analisi dei requisiti e inoltre fare delle modifiche al codice (Life, LifeController) per poter integrare tali aggiunte.</text:p>
      <text:p text:style-name="Normal">In seguito è stata svolta una fase di Testing per assicurarsi che la griglia si aggiornasse correttamente.</text:p>
      <text:p text:style-name="Normal">Una volta passata tale fase di testing e aver approvato il refactoring, è stata effettivamente aggiunta una rappresentazione esplicita grafica della cella.</text:p>
      <text:p text:style-name="Normal">È stato aggiunto quindi<text:s/>un file html<text:s/><text:span text:style-name="T13">guipage.html<text:s/></text:span>(con stile in css) per poter gestire la rappresentazione della griglia.</text:p>
      <text:p text:style-name="Normal">Si è deciso di utilizzare un tipo di interazione client-server e di <text:s/>permettere all’utente di interagire con la pagina html sul browser.</text:p>
      <text:p text:style-name="Normal">Per <text:s/>velocizzare e automitazzire il processo, si è deciso di usare<text:s/><text:span text:style-name="T14">Spring Boot</text:span><text:span text:style-name="T15">,</text:span><text:s/>un framework Java open-source che semplifica lo sviluppo di applicazioni Spring,<text:s/>che fornisce una<text:s/>configurazione automatica e un server incorporato.<text:s/>Springboot permette di creare microservizi e applicazioni web con meno configurazioni manuali.</text:p>
      <text:p text:style-name="Normal">Per poter usare SpringBoot sono stati aggiunte le seguenti classi:</text:p>
      <text:list text:style-name="LFO1" text:continue-numbering="true">
        <text:list-item>
          <text:p text:style-name="P16"><text:span text:style-name="T17">WebSocketConfiguration</text:span><text:span text:style-name="T18">:<text:s/></text:span>è una configurazione di Spring che abilita e registra un WebSocketHandler per il progetto.</text:p>
        </text:list-item>
        <text:list-item>
          <text:p text:style-name="P19"><text:span text:style-name="T20">ConwayGuiControllerLifeLocal</text:span><text:span text:style-name="T21">:<text:s/></text:span>è un controller Spring che gestisce l’interfaccia utente e la comunicazione con il server. Collega quindi il LifeController alla WebSocket (recupera l’IP del server).</text:p>
        </text:list-item>
        <text:list-item>
          <text:p text:style-name="P22"><text:span text:style-name="T23">WSIoDev</text:span><text:span text:style-name="T24"><text:s/>:<text:s/></text:span>si comporta da dispositivo I/O, fa infatti da ponte tra la GUI web e il controller del gioco. Difatti può accettare connesioni dal client Web, tenere traccia dei client connessi, mandare loro messaggi, può mostrare stringhe sulla GUI ed elaborare i comandi ricevuti dall’utente in azioni sul gioco.<text:s/></text:p>
        </text:list-item>
      </text:list>
      <text:p text:style-name="Normal">Facciamo il deployment del servizio attraverso un’immagine Docker,<text:s/>una piattaforma open-source che permette di creare, distribuire ed eseguire applicazioni in<text:s/><text:span text:style-name="T25">contenitori</text:span>(<text:s/>ambienti isolati e leggeri che includono tutto il necessario per funzionare, garantendo portabilità e scalabilità).</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6262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62626"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fo:color="#0D0D0D"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fo:color="#404040"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fo:color="#262626" fo:font-size="16pt" style:font-size-asian="16pt" style:font-size-complex="16pt"/>
    </style:style>
    <style:style style:name="Heading2Char" style:display-name="Heading 2 Char" style:family="text" style:parent-style-name="DefaultParagraphFont">
      <style:text-properties style:font-name="Calibri Light" fo:color="#262626" fo:font-size="14pt" style:font-size-asian="14pt" style:font-size-complex="14pt"/>
    </style:style>
    <style:style style:name="Heading3Char" style:display-name="Heading 3 Char" style:family="text" style:parent-style-name="DefaultParagraphFont">
      <style:text-properties style:font-name="Calibri Light" fo:color="#0D0D0D" fo:font-size="12pt" style:font-size-asian="12pt" style:font-size-complex="12pt"/>
    </style:style>
    <style:style style:name="Heading4Char" style:display-name="Heading 4 Char" style:family="text" style:parent-style-name="DefaultParagraphFont">
      <style:text-properties fo:font-style="italic" style:font-style-asian="italic" style:font-style-complex="italic"/>
    </style:style>
    <style:style style:name="Heading5Char" style:display-name="Heading 5 Char" style:family="text" style:parent-style-name="DefaultParagraphFont">
      <style:text-properties fo:color="#404040"/>
    </style:style>
    <style:style style:name="Heading6Char" style:display-name="Heading 6 Char" style:family="text" style:parent-style-name="DefaultParagraphFont"/>
    <style:style style:name="Title" style:display-name="Title" style:family="paragraph" style:parent-style-name="Normal" style:next-style-name="Normal">
      <style:paragraph-properties fo:margin-bottom="0in"/>
      <style:text-properties style:font-name="Calibri Light" fo:letter-spacing="-0.0069in" fo:font-size="28pt" style:font-size-asian="28pt" style:font-size-complex="28pt" fo:hyphenate="false"/>
    </style:style>
    <style:style style:name="TitleChar" style:display-name="Title Char" style:family="text" style:parent-style-name="DefaultParagraphFont">
      <style:text-properties style:font-name="Calibri Light" fo:letter-spacing="-0.0069in" fo:font-size="28pt" style:font-size-asian="28pt" style:font-size-complex="28pt"/>
    </style:style>
    <style:style style:name="Subtitle" style:display-name="Subtitle" style:family="paragraph" style:parent-style-name="Normal" style:next-style-name="Normal">
      <style:text-properties fo:color="#5A5A5A" fo:letter-spacing="0.0104in" fo:hyphenate="false"/>
    </style:style>
    <style:style style:name="SubtitleChar" style:display-name="Subtitle Char" style:family="text" style:parent-style-name="DefaultParagraphFont">
      <style:text-properties fo:color="#5A5A5A" fo:letter-spacing="0.0104in"/>
    </style:style>
    <style:style style:name="Heading7Char" style:display-name="Heading 7 Char" style:family="text" style:parent-style-name="DefaultParagraphFont">
      <style:text-properties style:font-name="Calibri" style:font-name-asian="Times New Roman" style:font-name-complex="Times New Roman" fo:color="#595959"/>
    </style:style>
    <style:style style:name="Heading8Char" style:display-name="Heading 8 Char" style:family="text" style:parent-style-name="DefaultParagraphFont">
      <style:text-properties style:font-name="Calibri"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Calibri" style:font-name-asian="Times New Roman" style:font-name-complex="Times New Roman" fo:color="#272727"/>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Times New Rom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veva Null</meta:initial-creator>
    <dc:creator>Sveva Null</dc:creator>
    <meta:creation-date>2025-03-17T17:12:00Z</meta:creation-date>
    <dc:date>2025-03-19T19:02:00Z</dc:date>
    <meta:template xlink:href="Normal.dotm" xlink:type="simple"/>
    <meta:editing-cycles>6</meta:editing-cycles>
    <meta:editing-duration>PT19860S</meta:editing-duration>
    <meta:document-statistic meta:page-count="1" meta:paragraph-count="6" meta:word-count="479" meta:character-count="3204" meta:row-count="22" meta:non-whitespace-character-count="2731"/>
  </office:meta>
</office:document-meta>
</file>